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I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I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I.setF( int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I.setH( List &lt; ObjectI_A &gt;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I.setA( String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I.get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I.ge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I.setI( List &lt; Integer &gt;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I.get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I.setG( int 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I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I.setD( int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I.setJ( int 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I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I.g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I.get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I.get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I.get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I.ge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I.setK( int 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I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I.setL( int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I.setE( i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I.setC( long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